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06mm"/>
    </style:style>
    <style:style style:name="co2" style:family="table-column">
      <style:table-column-properties fo:break-before="auto" style:column-width="235.94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lapený v zemi Netherworlds, a objeví se <text:s/>vládce démonů,</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měl bys utéc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jeho další trofejí v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mám <text:s/>svobodu! A vnést strach do srdcí smrtelníků!</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ééé! Kde jst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Koukám, že sis všim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Nejdřív bys měl prozkoumat okolí Netherworlds, a procvičit si svou magii. Začni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Vissuluth ovládl říši Netherworlds, kralovala ostrovu Kopahk mocná čarodějka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ňavec, posílám tě do jeho doupěte, kde najdeš zdroj jeho moci. Varuji tě, své království ned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To je 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Probudil jsi stráže, hlídající kouzelný svitek. Musíš se jich zbavi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a naplň ho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ab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nyní v bezpečí. Vydej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Vidíš mou značku? Je u ní kouzlo, které ti odhalí skryté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objevil se tu Nyphur! Slouží Pánu Démonů a pokusí se tě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osy, které tráp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A teď rychle leť k troskám věže čarodějky Payahandry."</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řiny kouzla jsou zakopána v základech těch kobek. Zboř je."</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Udělal jsi vše co bylo třeba, až posbíráš všechna kouzla leť k portálu."</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odsoudíš zdejší lid k doplnění Nyphurovy armády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Musíš porazit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těm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Hle zjevila se cestička! Pospěš si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Pošli to zlo kam patří!"</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nezapomeň sebrat tajemství Měňavc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Je vhodná chvíle zaútočit na pavouky. Pozor na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nohsed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á úroveň kouzla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DHALENÍ</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oud Ohně</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izer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dhalení</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halen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halení Všech</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krad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Stiskem kombinace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adat Jméno Postavy</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ej Jméno Postavy:</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5">00.00.0000</text:date>, <text:time style:data-style-name="N2" text:time-value="21:25:34.383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07-25T21:26:56.321000000</dc:date>
    <meta:editing-duration>PT23H57M3S</meta:editing-duration>
    <meta:editing-cycles>77</meta:editing-cycles>
    <meta:document-statistic meta:table-count="1" meta:cell-count="1531" meta:object-count="0"/>
  </office:meta>
</office:document-meta>
</file>